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Heading_20_1" style:master-page-name="Right_20_Page">
      <style:paragraph-properties style:page-number="auto"/>
      <style:text-properties officeooo:rsid="002a6ead" officeooo:paragraph-rsid="002a6ead"/>
    </style:style>
    <style:style style:name="P3" style:family="paragraph" style:parent-style-name="Text_20_body">
      <style:text-properties officeooo:rsid="00279d27" officeooo:paragraph-rsid="00279d27"/>
    </style:style>
    <style:style style:name="P4" style:family="paragraph" style:parent-style-name="Text_20_body">
      <style:text-properties officeooo:rsid="00289ad9" officeooo:paragraph-rsid="00289ad9"/>
    </style:style>
    <style:style style:name="P5" style:family="paragraph" style:parent-style-name="Text_20_body">
      <style:text-properties officeooo:rsid="002a6ead" officeooo:paragraph-rsid="002a6ead"/>
    </style:style>
    <style:style style:name="P6" style:family="paragraph" style:parent-style-name="Text_20_body">
      <style:text-properties officeooo:rsid="002a6ead" officeooo:paragraph-rsid="002ab40a"/>
    </style:style>
    <style:style style:name="P7" style:family="paragraph" style:parent-style-name="Heading_20_3">
      <style:paragraph-properties fo:break-before="page"/>
      <style:text-properties officeooo:rsid="002a6ead" officeooo:paragraph-rsid="002a6ead"/>
    </style:style>
    <style:style style:name="T1" style:family="text">
      <style:text-properties officeooo:rsid="00279d27"/>
    </style:style>
    <style:style style:name="T2" style:family="text">
      <style:text-properties officeooo:rsid="00289ad9"/>
    </style:style>
    <style:style style:name="T3" style:family="text">
      <style:text-properties officeooo:rsid="002a6ead"/>
    </style:style>
    <style:style style:name="T4" style:family="text">
      <style:text-properties officeooo:rsid="002ab4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adioactive</text:h>
      <text:h text:style-name="Heading_20_2" text:outline-level="2">(<text:span text:style-name="T3">Imagine Dragons</text:span>)</text:h>
      <text:p text:style-name="Text_20_body">Time Signature: 4/4</text:p>
      <text:p text:style-name="Text_20_body">Chords: Am, C, <text:span text:style-name="T3">DEm, </text:span>F, <text:span text:style-name="T2">Fm, </text:span>G</text:p>
      <text:p text:style-name="Text_20_body">Tempo: <text:span text:style-name="T2">8</text:span>0 - <text:span text:style-name="T2">10</text:span>0 BPM</text:p>
      <text:p text:style-name="P1"/>
      <text:h text:style-name="P7" text:outline-level="3">[VERSE 1]</text:h>
      <text:p text:style-name="P5">Am <text:s text:c="9"/>C <text:s text:c="11"/>G</text:p>
      <text:p text:style-name="P5">I'm waking up to ash and dust</text:p>
      <text:p text:style-name="P5"><text:s text:c="10"/>D <text:s text:c="19"/>Am</text:p>
      <text:p text:style-name="P5">I wipe my brow and I sweat my rust</text:p>
      <text:p text:style-name="P5"><text:s text:c="13"/>C <text:s text:c="14"/>G <text:s text:c="3"/>D</text:p>
      <text:p text:style-name="P5">I'm breathing in the chemicals</text:p>
      <text:p text:style-name="P5">Am <text:s text:c="9"/>C <text:s text:c="11"/>G <text:s text:c="2"/></text:p>
      <text:p text:style-name="P5">I'm breaking in, shaping up, </text:p>
      <text:p text:style-name="P5"><text:s text:c="14"/>D</text:p>
      <text:p text:style-name="P5">then checking out on the prison bus</text:p>
      <text:p text:style-name="P5">Am <text:s text:c="7"/>C <text:s text:c="13"/>G <text:s text:c="3"/></text:p>
      <text:p text:style-name="P5">This is it, the apocalypse</text:p>
      <text:p text:style-name="P5">D</text:p>
      <text:p text:style-name="P5">Whoa</text:p>
      <text:h text:style-name="Heading_20_3" text:outline-level="3">[CHORUS]</text:h>
      <text:p text:style-name="P6">D <text:s text:c="13"/>Am <text:s text:c="7"/>C</text:p>
      <text:p text:style-name="P6">I'm waking up, I feel it in my bones</text:p>
      <text:p text:style-name="P6">G <text:s text:c="17"/>D</text:p>
      <text:p text:style-name="P6">Enough to make my systems blow</text:p>
      <text:p text:style-name="P6">Am <text:s text:c="20"/>C</text:p>
      <text:p text:style-name="P6">Welcome to the new age, to the new age</text:p>
      <text:p text:style-name="P6">G <text:s text:c="21"/>D</text:p>
      <text:p text:style-name="P6">Welcome to the new age, to the new age</text:p>
      <text:p text:style-name="P6">Am <text:s text:c="3"/>C <text:s text:c="8"/>G <text:s text:c="11"/>D</text:p>
      <text:p text:style-name="P6">Whoa, whoa, I'm radioactive, radioactive</text:p>
      <text:p text:style-name="P6">Am <text:s text:c="3"/>C <text:s text:c="8"/>G <text:s text:c="11"/>D</text:p>
      <text:p text:style-name="P6">Whoa, whoa, I'm radioactive, radioactive</text:p>
      <text:h text:style-name="Heading_20_3" text:outline-level="3">[VERSE 2]</text:h>
      <text:p text:style-name="P5">Am <text:s text:c="10"/>C <text:s text:c="11"/>G</text:p>
      <text:p text:style-name="P5">I raise my flags, don my clothes</text:p>
      <text:p text:style-name="P5"><text:s text:c="10"/>D <text:s text:c="19"/>Am</text:p>
      <text:p text:style-name="P5">It's a revolution, I suppose</text:p>
      <text:p text:style-name="P5"><text:s text:c="14"/>C <text:s text:c="15"/>G</text:p>
      <text:p text:style-name="P5">We're painted red to fit right in</text:p>
      <text:p text:style-name="P5">D</text:p>
      <text:p text:style-name="P5">Whoa</text:p>
      <text:p text:style-name="P5"/>
      <text:p text:style-name="P5"/>
      <text:p text:style-name="P5"/>
      <text:p text:style-name="P5"/>
      <text:p text:style-name="P5"/>
      <text:p text:style-name="P5"><text:soft-page-break/>Am <text:s text:c="9"/>C <text:s text:c="11"/>G <text:s text:c="2"/></text:p>
      <text:p text:style-name="P5">I'm breaking in, shaping up, </text:p>
      <text:p text:style-name="P5"><text:s text:c="14"/>D</text:p>
      <text:p text:style-name="P5">then checking out on the prison bus</text:p>
      <text:p text:style-name="P5">Am <text:s text:c="7"/>C <text:s text:c="13"/>G <text:s text:c="3"/></text:p>
      <text:p text:style-name="P5">This is it, the apocalypse</text:p>
      <text:p text:style-name="P5">D</text:p>
      <text:p text:style-name="P5">Whoa</text:p>
      <text:h text:style-name="Heading_20_3" text:outline-level="3">[CHORUS]</text:h>
      <text:p text:style-name="P5">D <text:s text:c="13"/>Am <text:s text:c="7"/>C</text:p>
      <text:p text:style-name="P5">I'm waking up, I feel it in my bones</text:p>
      <text:p text:style-name="P5">G <text:s text:c="17"/>D</text:p>
      <text:p text:style-name="P5">Enough to make my systems blow</text:p>
      <text:p text:style-name="P5">Am <text:s text:c="20"/>C</text:p>
      <text:p text:style-name="P5">Welcome to the new age, to the new age</text:p>
      <text:p text:style-name="P5">G <text:s text:c="21"/>D</text:p>
      <text:p text:style-name="P5">Welcome to the new age, to the new age</text:p>
      <text:p text:style-name="P5">Am <text:s text:c="3"/>C <text:s text:c="8"/>G <text:s text:c="11"/>D</text:p>
      <text:p text:style-name="P5">Whoa, whoa, I'm radioactive, radioactive</text:p>
      <text:p text:style-name="P5">Am <text:s text:c="3"/>C <text:s text:c="8"/>G <text:s text:c="11"/>D</text:p>
      <text:p text:style-name="P5">Whoa, whoa, I'm radioactive, radioactive</text:p>
      <text:h text:style-name="Heading_20_3" text:outline-level="3">[BRIDGE]</text:h>
      <text:p text:style-name="P5">Am <text:s text:c="9"/>C <text:s text:c="2"/>G <text:s text:c="10"/>D</text:p>
      <text:p text:style-name="P5">All systems go, sun hasn't died</text:p>
      <text:p text:style-name="P5">Am <text:s text:c="9"/>C <text:s text:c="4"/>G <text:s text:c="12"/>D</text:p>
      <text:p text:style-name="P5">Deep in my bones, straight from inside</text:p>
      <text:h text:style-name="Heading_20_3" text:outline-level="3">[CHORUS]</text:h>
      <text:p text:style-name="P6">D <text:s text:c="13"/>Am <text:s text:c="7"/>C</text:p>
      <text:p text:style-name="P6">I'm waking up, I feel it in my bones</text:p>
      <text:p text:style-name="P6">G <text:s text:c="17"/>D</text:p>
      <text:p text:style-name="P6">Enough to make my systems blow</text:p>
      <text:p text:style-name="P6">Am <text:s text:c="20"/>C</text:p>
      <text:p text:style-name="P6">Welcome to the new age, to the new age</text:p>
      <text:p text:style-name="P6">G <text:s text:c="21"/>D</text:p>
      <text:p text:style-name="P6">Welcome to the new age, to the new age</text:p>
      <text:p text:style-name="P6">Am <text:s text:c="3"/>C <text:s text:c="8"/>G <text:s text:c="11"/>D</text:p>
      <text:p text:style-name="P6">Whoa, whoa, I'm radioactive, radioactive</text:p>
      <text:p text:style-name="P6">Am <text:s text:c="3"/>C <text:s text:c="8"/>G <text:s text:c="11"/>D</text:p>
      <text:p text:style-name="P6">Whoa, whoa, I'm radioactive, radioac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M45S</meta:editing-duration>
    <meta:editing-cycles>29</meta:editing-cycles>
    <meta:generator>LibreOffice/5.2.6.2$MacOSX_X86_64 LibreOffice_project/a3100ed2409ebf1c212f5048fbe377c281438fdc</meta:generator>
    <dc:title>Lyrics + Chords</dc:title>
    <dc:date>2017-05-19T09:35:30.082627000</dc:date>
    <meta:print-date>2017-04-03T12:23:29.985893000</meta:print-date>
    <meta:document-statistic meta:table-count="0" meta:image-count="0" meta:object-count="0" meta:page-count="3" meta:paragraph-count="81" meta:word-count="336" meta:character-count="2118" meta:non-whitespace-character-count="116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